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ders_placed_us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order_i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6" calcext:value-type="float">
            <text:p>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1.3$Linux_X86_64 LibreOffice_project/30$Build-3</meta:generator>
  </office:meta>
</office:document-meta>
</file>